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text-align="justify" style:justify-single-word="false"/>
    </style:style>
    <style:style style:name="P2" style:family="paragraph" style:parent-style-name="Standard">
      <style:paragraph-properties fo:margin-top="0.049cm" fo:margin-bottom="0.049cm" style:contextual-spacing="false" fo:line-height="100%" fo:text-align="justify" style:justify-single-word="false"/>
    </style:style>
    <style:style style:name="P3" style:family="paragraph" style:parent-style-name="Standard" style:master-page-name="Standard">
      <style:paragraph-properties fo:margin-top="0.049cm" fo:margin-bottom="0.049cm" style:contextual-spacing="false" fo:line-height="100%" fo:text-align="justify" style:justify-single-word="false" style:page-number="auto"/>
    </style:style>
    <style:style style:name="T1" style:family="text">
      <style:text-properties fo:font-size="12pt" style:font-name-asian="Times New Roman1" style:font-size-asian="12pt" style:language-asian="pl" style:country-asian="PL" style:font-name-complex="Times New Roman1" style:font-size-complex="12pt"/>
    </style:style>
    <style:style style:name="T2" style:family="text">
      <style:text-properties fo:font-size="12pt" fo:font-weight="bold" style:font-name-asian="Times New Roman1" style:font-size-asian="12pt" style:language-asian="pl" style:country-asian="PL" style:font-weight-asian="bold" style:font-name-complex="Times New Roman1" style:font-size-complex="12pt" style:font-weight-complex="bold"/>
    </style:style>
    <style:style style:name="T3" style:family="text">
      <style:text-properties style:font-name="Calibri"/>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start text:name="_GoBack"/><text:span text:style-name="T1">10 grudnia 1992 r.</text:span></text:p>
      <text:p text:style-name="P2"><text:span text:style-name="T2">Minister Finansów Jerzy Osiatyński:</text:span></text:p>
      <text:p text:style-name="P2"><text:span text:style-name="T1">    Panie Prezydencie! Panie Marszałku! Wysoka Izbo! W imieniu Rady Ministrów przedkładam Wysokiej Izbie projekt budżetu państwa na rok 1933 - przepraszam, na rok 1993. Jest to budżet trudny, wymagający żelaznej dyscypliny przy jego realizacji, a wcześniej - niepopularnych, choć niezbędnych decyzji parlamentu. Prawie dwa miesiące temu, 17 października br., Sejm przyjął rządowy projekt założeń polityki społeczno-gospodarczej na 1993 r. W założeniach tych stwierdza się, że zasadniczym celem naszej polityki w roku 1993 ma być umocnienie tendencji wzrostowych, które po ponad półtorarocznym spadku produkcji, obrotów handlu zagranicznego i rentowności przedsiębiorstw pojawiły się w bieżącym roku.</text:span></text:p>
      <text:p text:style-name="P2"><text:span text:style-name="T1">    Uznając umocnienie ożywienia gospodarczego za cel najważniejszy, w założeniach rząd określił zarazem swoje priorytety. Przypomnę, że zaliczyliśmy do nich: </text:span></text:p>
      <text:p text:style-name="P2"><text:span text:style-name="T1">    1) stworzenie nowego ustroju przedsiębiorstw państwowych i przyspieszenie ich prywatyzacji; </text:span></text:p>
      <text:p text:style-name="P2"><text:span text:style-name="T1">    2) rozwój wsi i rolnictwa; </text:span></text:p>
      <text:p text:style-name="P2"><text:span text:style-name="T1">    3) poprawę stanu bezpieczeństwa publicznego i wzmocnienie wymiaru sprawiedliwości; </text:span></text:p>
      <text:p text:style-name="P2"><text:span text:style-name="T1">    4) zapewnienie podstawowych gwarancji bezpieczeństwa socjalnego;</text:span></text:p>
      <text:p text:style-name="P2"><text:span text:style-name="T1">    wreszcie - a mówiąc o budżecie, od tego być może należało zacząć -</text:span></text:p>
      <text:p text:style-name="P2"><text:span text:style-name="T1">    5) uzdrowienie finansów publicznych, a więc zapewnienie budżetowi państwa i samorządom lokalnym stabilnych dochodów, uporządkowanie sposobu wydatkowania środków publicznych, lepsze funkcjonowanie sfery budżetowej.</text:span></text:p>
      <text:p text:style-name="P2"><text:span text:style-name="T1">    Przepraszam bardzo, panie marszałku, gdyby można było prosić o ciszę...</text:span></text:p>
      <text:p text:style-name="P1"><text:span text:style-name="T3">    Realizację tych programów rząd już podjął. Za kilka dni zostanie podpisany ˝Pakt o przedsiębiorstwie państwowym˝, trwają parlamentarne prace nad nowym systemem finansowym gmin i nad programem powszechnej prywatyzacji. Sejm uchwalił już kluczową dla kontynuacji reformy podatkowej ustawę o podatku od towarów i usług. Na uchwalenie oczekują następne projekty, w tym mający ogromne znaczenie dla naszej gospodarki projekt ustawy o restrukturyzacji finansowej przedsiębiorstw i banków. </text:span></text:p>
      <text:p text:style-name="P1"><text:span text:style-name="T3">    Wiele nowych, ważnych propozycji zawiera również przedkładany dziś projekt budżetu i towarzyszące mu projekty innych ustaw. Posłowie analizując rządowy projekt budżetu na 1993 r. na pewno będą szukali w nim elementów świadczących o tym, że zadeklarowane i zaakceptowane przez Sejm kierunki polityki społeczno-gospodarczej rządu znajdują swe potwierdzenie w strukturze dochodów i wydatków budżetowych. Ci, którzy będą patrzeć na ten budżet bez uprzedzeń, znajdą takich elementów niemało, choć wolałbym proponować Wysokiej Izbie budżet mocniej utrwalający pozytywne tendencje w produkcji i mniej ryzykowny z punktu widzenia makroekonomicznych relacji finansowych. Musimy jednak, taka jest w każdym razie wola rządu, pamiętać o tym, że budżet na 1993 r. jest początkiem, a nie końcem długofalowego programu, i jeśli nie chcemy utracić tego, co już zostało osiągnięte, nie możemy podchodzić do konstrukcji budżetu z założeniem: po nas choćby potop.</text:span></text:p>
      <text:p text:style-name="P1"><text:span text:style-name="T3">    Przedłożony Wysokiej Izbie budżet jest wynikiem trudnego kompromisu między koniecznymi do poniesienia wydatkami a możliwymi do pozyskania dochodami. O kształcie tego kompromisu decyduje także możliwość zaciągania nowych długów krajowych i zagranicznych; wyznacza ona zarazem poziom deficytu budżetowego. Po drugiej stronie stoją zobowiązania państwa. Rosną wydatki socjalne oraz - tym </text:span><text:soft-page-break/><text:span text:style-name="T3">szybciej im wyższy jest deficyt budżetowy - koszty obsługi długu publicznego. Dodajmy do tego ciągle jeszcze nie dość sprawnie działającą i w dużej mierze z tego powodu nie dofinansowaną sferę budżetową. W rezultacie na wydatki najbardziej oczekiwane, dynamizujące gospodarkę, nadal pozostaje niewiele miejsca. Ten budżet jest jednak widomym wyrazem dążenia do tego, byśmy nie wydawali coraz więcej na świadczenia i usługi społeczne, ale mogli też angażować środki budżetowe na wspieranie procesów restrukturyzacji gospodarki i na jej pobudzanie. Nie da się tego osiągnąć w ciągu jednego roku. Strategia przekształceń w strukturze budżetu musi być taka, by najpierw doprowadzić do umocnienia dochodów budżetu i wyeliminowania zbędnych wydatków w sferze budżetowej i w nadmiernie rozbudowanym systemie świadczeń, aby w ten sposób znaleźć miejsce na większe pobudzanie inwestycji i inne instrumenty wspierania zmian w sferze produkcyjnej. W taki też sposób został zbudowany projekt budżetu państwa na 1993 r. Budując go, wychodziliśmy z trzech zasadniczych przesłanek.</text:span></text:p>
      <text:p text:style-name="P1"><text:span text:style-name="T3">    Po pierwsze, w 1993 r. muszą zostać przeprowadzone zasadnicze zmiany w systemie poboru dochodów budżetowych. Zmiany te będą dotyczyć zarówno struktury dochodów, jak też reorganizacji i wzmocnienia służb skarbowych i celnych. Powiem o tym więcej za chwilę.</text:span></text:p>
      <text:p text:style-name="P1"><text:span text:style-name="T3">    Po drugie, konieczne jest utrzymanie w rozsądnych granicach deficytu budżetowego. Nadmierny deficyt w przyszłym roku byłby niebezpieczny z punktu widzenia bieżącego przebiegu procesów makrogospodarczych, a także z uwagi na długookresowe skutki budżetowe. Niebezpieczeństwo wpadnięcia w pułapkę długu wewnętrznego jest bliskie i realne.</text:span></text:p>
      <text:p text:style-name="P1"><text:span text:style-name="T3">    Po trzecie, konieczne jest dostosowanie rozmiarów zobowiązań państwa i funkcjonowania sfery budżetowej do jego możliwości finansowych, a także - co jeszcze ważniejsze - do wymogów, jakie stawiają przed nami nasze ambicje budowy demokratycznej i dynamicznej gospodarki rynkowej. Żadna gospodarka w procesie takiej transformacji jak nasza nie wytrzyma takiego jak nasz systemu ubezpieczeń społecznych, zawsze też będziemy niezadowoleni z funkcjonowania sfery budżetowej, jeżeli nie usuniemy oczywistych niesprawności i marnotrawstwa w niektórych jej segmentach.</text:span></text:p>
      <text:p text:style-name="P1"><text:span text:style-name="T3">    Przekształcenia w strukturze dochodów są chyba najbardziej charakterystyczną cechą przedkładanego projektu. Dążymy do zwiększenia stabilności dochodów budżetu. Po wprowadzeniu w 1992 r. podatku dochodowego od osób fizycznych oraz wdrożeniu podatku od towarów i usług, planowanym na połowę 1993 r., udział tych najpewniejszych obok ceł dochodów budżetu zwiększy się z ok. 65% w ubiegłym roku do ok. 75% w przyszłym roku. Odpowiednio zmaleje udział w dochodach budżetu państwa obciążeń z zysku.</text:span></text:p>
      <text:p text:style-name="P1"><text:span text:style-name="T3">    Wdrażana obecnie reforma podatkowa służy nie tylko bezpośrednim celom budżetowym, ale jest ważnym etapem zmian w całej gospodarce. Przejście od obciążeń zysku do obciążeń pośrednich jest ważnym elementem programu antyrecesyjnego rządu. Wierzymy, że planowane zmniejszenie dochodów budżetu z dywidendy i z podatku od wzrostu wynagrodzeń da pozytywne efekty, przyczyniając się do wzrostu zainteresowania zyskiem, a także ułatwi rozpoczynanie i rozszerzanie działalności gospodarczej. Nie możemy jeszcze zrezygnować z wszelkich form podatkowej regulacji wzrostu wynagrodzeń. Ryzykownym krokiem byłoby też obniżenie już teraz stopy opodatkowania zysku. Są to dalsze zamierzenia rządu. Moment, w którym będzie można je zrealizować, zależy jednak od tego, jak będzie realizowany przyszłoroczny budżet, jak będzie rosła produkcja i jaka będzie inflacja.</text:span></text:p>
      <text:p text:style-name="P1"><text:soft-page-break/><text:span text:style-name="T3">    Wysoka Izbo! Nie wystarczy uchwalić podatki, trzeba jeszcze umieć je ściągnąć. Nasz system podatkowy i celny nie działa jeszcze dość skutecznie. Zmiana tego stanu rzeczy jest bodaj najpilniejszym zadaniem polityki budżetowej. Zamierzamy zintegrować służby podatkowe i celne oraz rozszerzyć ich uprawnienia kontrolne i egzekucyjne. Niezbędne jest też kadrowe i sprzętowe wzmocnienie służb podatkowych, co wymaga dodatkowych pieniędzy w budżecie. Praca w służbach skarbowych musi być lepiej opłacana i wyżej oceniana, a urzędnikom podatkowym i celnym wykonującym równie ważne co niewdzięczne zadania musimy zapewnić lepszą ochronę. Wyższe wynagrodzenia nie mają na celu przeciwdziałania wyolbrzymionym faktom korupcji, ale jest to sposób na ściągnięcie do pracy w urzędach celnych i skarbowych większej liczby młodych, ambitnych ludzi, by rzetelną i zagrożoną szczególnym ryzykiem pracę godziwie opłacać.</text:span></text:p>
      <text:p text:style-name="P1"><text:span text:style-name="T3">    Równie ważne jak poprawa działania służb skarbowych i celnych jest wzmocnienie wymiaru sprawiedliwości, a w szczególności organów prokuratury i sądownictwa gospodarczego. Musimy przełamać przekonanie o bezkarności osób winnych oszustw i przestępstw gospodarczych, pokazać wszystkim, którzy chcą uczciwie prowadzić działalność gospodarczą, że bezwzględnie będziemy ścigać przypadki naruszenia prawa. Jest to sprawa o podstawowym znaczeniu nie tylko dlatego, że na aferach gospodarczych budżet wiele traci, jeszcze ważniejsze jest, by poprzez zaostrzanie walki z przestępczością gospodarczą eliminować nieuczciwą konkurencję, zapewnić klarowne warunki działania tym, którzy chcą zarobić w sposób oficjalny i legalny. Jest to sprawa nas wszystkich, a wyniki w tej mierze zależą od społecznego podejścia do kwestii patologii gospodarczych. Niepłacenie podatków, nielegalne, nie rejestrowane interesy muszą być traktowane tak, jak na to zasługują. Oszukiwanie państwa musi być traktowane tak, jak inne oszustwa. Społeczne rozumienie tych spraw jest rzeczą ogromnej wagi, ale ono nie wystarczy. Także tu są potrzebne pieniądze, dlatego w przyszłorocznym budżecie wymiar sprawiedliwości został potraktowany lepiej niż inne działy. Liczę, że Wysoka Izba zrozumie intencje rządu i poprze nasze zamierzenia.</text:span></text:p>
      <text:p text:style-name="P1"><text:span text:style-name="T3">    Trzecim priorytetem rządu w przyszłorocznym budżecie są wydatki na funkcjonowanie służb odpowiedzialnych za bezpieczeństwo publiczne i ochronę granic. Szczególnej poprawy wymaga techniczne wyposażenie tych służb. Wzmocnienie organów bezpieczeństwa publicznego ściśle się wiąże z omawianymi wcześniej preferencjami dla służb celnych i wymiaru sprawiedliwości, jest ich naturalnym uzupełnieniem. Idzie jednak nie tylko o uszczelnienie granic i możliwość ścigania sprawców afer gospodarczych. Ochrona obywateli, zapewnienie im osobistego bezpieczeństwa jest podstawowym zadaniem państwa. Sposób, w jaki zadanie to jest realizowane, słusznie może być uznawany za jedno z najważniejszych kryteriów stosunku państwa jako instytucji do swoich obywateli, a więc i za kryterium postępu w demokratyzacji.</text:span></text:p>
      <text:p text:style-name="P1"><text:span text:style-name="T3">    Przeznaczenie większych kwot w budżecie na jeden lub kilka wybranych celów, nawet jeśli wybór celów i rozmiary przeznaczonych na nie środków nie budzą zastrzeżeń, powoduje konieczność względnego ograniczenia innych wydatków. W 1993 r. nie będzie więc możliwe zwiększenie środków budżetowych na tak ważne cele, jak ochrona zdrowia, edukacja czy obrona narodowa w stopniu wyższym niż przewidywany wzrost cen. Środki kierowane do tych działów będą nawet realnie nieco mniejsze niż w ub. r., mimo to deficyt budżetowy będzie w 1993 r. nadal wysoki.</text:span></text:p>
      <text:p text:style-name="P1"><text:span text:style-name="T3">    Przyjętą w projekcie budżetu wielkość deficytu - 81 bln zł - określają dwa czynniki: konieczność ograniczenia przyszłych obciążeń budżetu państwa oraz - jak już </text:span><text:soft-page-break/><text:span text:style-name="T3">wspomniałem - możliwości zaciągania nowych długów. Skumulowane zadłużenie budżetu państwa, wynikające z niedoborów budżetowych w roku 1989 i w latach 1991-1993, przekroczy na koniec przyszłego roku kwotę 200 bln zł. Do tego należy dodać inne zobowiązania budżetu państwa, m.in. długi zaciągane latami w bankach dewizowych oraz zobowiązania wynikające z gwarancji budżetowych na kredyty inwestycyjne finansujące inwestycje centralne i infrastrukturę osiedlową realizowaną przez spółdzielnie budownictwa mieszkaniowego. Liczący już setki bilionów złotych dług wewnętrzny musi być na bieżąco obsługiwany, w przeciwnym razie banki - a one są najważniejszymi wierzycielami budżetu - nie będą w stanie wywiązywać się ze swoich zobowiązań wobec osób i instytucji, które powierzyły im swoje oszczędności. Jeśli więc dopuścimy do dalszego, szybkiego narastania zadłużenia skarbu państwa, to wkrótce staniemy przed dramatyczną alternatywą: albo będziemy nadal respektować nasze zobowiązania (a wtedy możliwości wydatkowania środków budżetowych na inne cele będą się coraz bardziej kurczyć), albo przestaniemy płacić odsetki od naszych długów z nieobliczalnymi konsekwencjami dla całego systemu finansów państwa.</text:span></text:p>
      <text:p text:style-name="P1"><text:span text:style-name="T3">    Przyszłe zobowiązania budżetu to tylko jeden aspekt sprawy deficytu budżetowego. Aspektem drugim jest możliwość zaciągania przez rząd nowych długów. Także w świetle doświadczeń z tego roku jest to zadanie bardzo trudne - nawet w odniesieniu do tej kwoty deficytu, która została przyjęta w projekcie budżetu na rok 1993. Założenie, że rząd mógłby pożyczyć więcej, byłoby już ucieczką od rzeczywistości. Narodowy Bank Polski określił swoje możliwości finansowania niedoboru budżetowego na 30 bln zł. Pozostałą kwotę, czyli ponad 50 bln zł, musimy uzyskać w inny sposób - poprzez sprzedaż bonów i obligacji skarbowych poza systemem bankowym oraz wzrost zadłużenia w bankach komercyjnych. Rynek papierów wartościowych nie jest w stanie wchłonąć więcej niż 50-55 bln zł, chyba że zgodzimy się na znaczne podwyższenie płaconych odsetek. Musimy jednak pamiętać, że rozwijająca się gospodarka potrzebuje kredytów. Jeśli więc budżet będzie działał na rynku pieniężnym w sposób zbyt agresywny, to konsekwencją będzie albo drastyczne ograniczenie dostępu do kredytów dla podmiotów gospodarczych, albo konieczność zwiększenia emisji pieniądza i wzrost inflacji. Obie drogi prowadzą donikąd.</text:span></text:p>
      <text:p text:style-name="P1"><text:span text:style-name="T3">    Projekt budżetu został opatrzony szczegółowym uzasadnieniem, zawierającym omówienie założeń budżetu i objaśnienia poszczególnych pozycji planu dochodów i wydatków. Ograniczę się wobec tego do przypomnienia jego najważniejszych relacji makroekonomicznych. </text:span></text:p>
      <text:p text:style-name="P1"><text:span text:style-name="T3">    Projekt budżetu zestawiono przy założeniu, że produkt krajowy brutto będzie w 1993 r. w ujęciu realnym o 2% większy niż w roku 1992. Założenie, że produkt krajowy wzrośnie, przyjmujemy po raz pierwszy od 1989 r. Przebieg procesów gospodarczych w tym roku i zamierzenia polityki społeczno-gospodarczej rządu na rok przyszły wskazują na realność takiego założenia. Przewidujemy dalsze ograniczenie inflacji - wzrost cen w okresie od grudnia 1992 r. do grudnia 1993 r. szacujemy na 32%, a średni roczny wzrost cen towarów i usług konsumpcyjnych na ok. 39%. Przewidujemy utrzymanie dotychczasowych zasad kształtowania kursu dolara, liczymy też na to, że możliwa będzie stopniowa obniżka w 1993 r. stóp procentowych. Musimy jednak zgodzić się ze stanowiskiem NBP, że obniżenie stóp procentowych, choć byłoby niezwykle pożądane dla pobudzenia inwestycji, musi być dokonywane bardzo ostrożnie.</text:span></text:p>
      <text:p text:style-name="P1"><text:span text:style-name="T3">    Tempo wzrostu wynagrodzeń będzie w 1993 r. zbliżone do tempa wzrostu cen. Założenie to, niezbędne dla utrzymania pozytywnych tendencji w sferze produkcji, </text:span><text:soft-page-break/><text:span text:style-name="T3">wymagać będzie utrzymania pewnych form kontroli wzrostu wynagrodzeń i racjonalizacji wykorzystania środków płacowych w sferze budżetowej. Przewidujemy, że rok 1993 będzie już ostatnim rokiem wzrostu bezrobocia. Szacujemy, że w końcu przyszłego roku liczba bezrobotnych może się zwiększyć do ok. 3 mln osób. </text:span></text:p>
      <text:p text:style-name="P1"><text:span text:style-name="T3">    Dochody budżetu państwa szacujemy na 433,5 bln zł, co odpowiada 27,1% produktu krajowego brutto. Oznacza to zwiększenie relacji dochodów budżetu państwa do produktu krajowego brutto o ok. 0,4 punktu. Trzeba podkreślić, że ten wzrost jest głównie wynikiem przeniesienia na rok 1993 skutków decyzji podatkowych podjętych w II półroczu br., a także wynika z faktu, że w 1993 r. do budżetu państwa wpłynie więcej rat podatku dochodowego od osób fizycznych.</text:span></text:p>
      <text:p text:style-name="P1"><text:span text:style-name="T3">    Wydatki budżetu państwa zaplanowano na ok. 514,5 bln zł. Wyraźnie wzrośnie w nich udział dotacji na ubezpieczenia społeczne i kosztów obsługi długu wewnętrznego. Zmniejsza się natomiast realna wartość wydatków na dotacje i inwestycje, a także - choć w dużo mniejszym stopniu - na bieżące potrzeby sfery budżetowej.</text:span></text:p>
      <text:p text:style-name="P1"><text:span text:style-name="T3">    Wysoka Izbo! Wnosząc o uchwalenie tak skonstruowanego budżetu, rząd przedkłada pakiet propozycji zmierzających do dostosowania skali naszych zobowiązań do naszych możliwości oraz do bardziej racjonalnego wykorzystania środków budżetowych. Część tych propozycji wymaga zmian ustawowych i odpowiednie projekty aktów prawnych rząd przedkłada Wysokiej Izbie wraz z projektem budżetu państwa.</text:span></text:p>
      <text:p text:style-name="P1"><text:span text:style-name="T3">    Projekt ustawy o zmianie niektórych ustaw dotyczących zaopatrzenia emerytalnego przedstawi Wysokiej Izbie pan minister pracy i polityki socjalnej. Wobec tego przejdę od razu do omówienia pozostałych propozycji. </text:span></text:p>
      <text:p text:style-name="P1"><text:span text:style-name="T3">    Przedłożenie rządowe w kwestii kształtowania środków na wynagrodzenia w sferze budżetowej ma charakter rozwiązania przejściowego. Proponując przedłużenie na rok 1993 mechanizmu obowiązującego w roku bieżącym, kierowaliśmy sie dwiema przesłankami. </text:span></text:p>
      <text:p text:style-name="P1"><text:span text:style-name="T3">    Po pierwsze, ustalony w 1989 r. (gdy system centralnie sterowanej gospodarki planowej rozpadał się) docelowy wskaźnik relacji przeciętnego wynagrodzenia w sferze budżetowej do przeciętnego wynagrodzenia w sferze produkcyjnej był wtedy nierealny do osiągnięcia i dziś jest nierealny. Pracownicy sfery budżetowej powinni być opłacani lepiej, ale utrzymywanie fikcyjnej relacji 106% nie ma sensu. Przekonani jesteśmy również, że konieczne jest zerwanie z systemem automatycznej indeksacji odrywającym zobowiązania budżetu od możliwości finansowych państwa.</text:span></text:p>
      <text:p text:style-name="P1"><text:span text:style-name="T3">    Po drugie, nawet gdyby w budżecie znalazły się pieniądze na pełną waloryzację płac, to nie sądzimy, aby należało utrzymywać stary mechanizm waloryzacji. Zamiast tego trzeba opracować statut służby publicznej, w którym określono by też, jak mają być ustalane wynagrodzenia. Przygotowanie takiego statutu wymaga czasu między innymi na konsultacje ze związkami zawodowymi. Rząd proponuje więc, aby wysokość środków na podwyżki wynagrodzeń w sferze budżetowej w 1993 r. określić bezpośrednio w ustawie budżetowej bez odwoływania się do jakichkolwiek automatów waloryzacyjnych. Przewidujemy dwie podwyżki: w kwietniu i we wrześniu. Przy planowanym obniżeniu o 5% kalkulacyjnej liczby etatów w sferze budżetowej kwota zarezerwowana na podwyżki zapewnia utrzymanie realnej wartości wynagrodzeń z bieżącego roku.</text:span></text:p>
      <text:p text:style-name="P1"><text:span text:style-name="T3">    Panie Prezydencie! Panie Marszałku! Panie i Panowie Posłowie! Projekt nowelizacji ustaw regulujących zasady opodatkowania oraz niektórych innych ustaw stanowi realizację przyjętych przez rząd oraz akceptowanych przez Wysoką Izbę </text:span><text:soft-page-break/><text:span text:style-name="T3">założeń polityki społeczno-gospodarczej na 1993 r. Przyjęcie proponowanych zmian powinno wpłynąć na uzdrowienie finansów publicznych i w konsekwencji przyczynić się do zwiększenia dyscypliny płatniczej podatników, a także do poprawy ściągalności podatków.</text:span></text:p>
      <text:p text:style-name="P1"><text:span text:style-name="T3">    Po pierwsze, rząd proponuje utrzymanie w 1993 r. obowiązującej w bieżącym roku skali podatku dochodowego pobieranego od dochodów osobistych oraz wprowadzenie dodatkowego przedziału tej skali dla dochodów przekraczających przewidzianą na koniec 1992 r. czterokrotną przeciętną wysokość płacy. Zatem osoby, które w 1993 r. uzyskają dochód przekraczający 194 400 tys. zł, od nadwyżki dochodów powyżej tej wielkości płaciłyby podatek w wysokości 50%. Jednocześnie jednak proponuje się, żeby łączne obciążenie dochodu uzyskanego w roku podatkowym nie przekraczało 40%. W ten sposób osoby fizyczne osiągające wysokie dochody będą płacić podatek dochodowy w takiej samej wysokości, w jakiej opłacają ten podatek podmioty gospodarcze będące osobami prawnymi.</text:span></text:p>
      <text:p text:style-name="P1"><text:span text:style-name="T3">    Po drugie, rząd proponuje pobieranie zaliczek już w momencie powstawania dochodu z uwzględnieniem progresji skali podatkowej. Rozwiązanie to ma na celu wyeliminowanie nieuzasadnionego - jak to ma miejsce obecnie - preferowania osób osiągających dochody przekraczające pierwszy szczebel skali podatkowej, co w istocie jest równoważne udzieleniu im przez budżet nie oprocentowanego kredytu. Rozwiązanie to jednocześnie będzie zapobiegać konieczności jednorazowej zapłaty znacznych kwot podatku ustalonego w wyniku rocznego rozliczenia dochodów.</text:span></text:p>
      <text:p text:style-name="P1"><text:span text:style-name="T3">    Po trzecie, szczegółowo określono katalog wydatków, które nie będą mogły być uznane za koszt uzyskania przychodów.</text:span></text:p>
      <text:p text:style-name="P1"><text:span text:style-name="T3">    Po czwarte, zmiany w przepisach dotyczących leasingu wypełnią lukę legislacyjną i będą sprzyjać rozwojowi tej formy inwestowania przez podmioty gospodarcze.</text:span></text:p>
      <text:p text:style-name="P1"><text:span text:style-name="T3">    Po piąte, mając na uwadze bieżące i terminowe regulowanie należności wobec budżetu, rząd proponuje wprowadzić do ustawy o działalności gospodarczej obowiązek posiadania przez podatników rachunków bankowych i gromadzenia na nich środków pieniężnych, a w konsekwencji obowiązek regulowania zobowiązań podatkowych w formie bankowych rozliczeń bezgotówkowych. Według opinii Narodowego Banku Polskiego obecnie system bankowy może już podołać temu zadaniu. Uniemożliwi to masowe ukrywanie obrotów przed opodatkowaniem i ucieczkę przed egzekucją należności budżetowych. Ponadto w przedłożonym Wysokiej Izbie projekcie zmian do ustawy o zobowiązaniach podatkowych rząd proponuje nałożyć na komandytariuszy i wspólników spółek z ograniczoną odpowiedzialnością obowiązek odpowiadania całym swoim majątkiem za zobowiązania podatkowe spółki w takiej wysokości, w jakiej te osoby uczestniczą w podziale zysku. Odpowiedzialność taka była regulowana w przepisach ustawy obowiązującej do końca 1988 r. W aktualnym stanie prawnym brak jest podstaw do nałożenia odpowiedzialności za zobowiązania podatkowe spółki na jej wspólników. Mając na uwadze coraz częściej występujące zjawisko nieregulowania przez spółki ciążących na nich zobowiązań podatkowych, propozycję wprowadzenia tej zmiany rząd uważa za uzasadnioną. Ze względów społecznych i gospodarczych rząd proponuje zwolnić od podatku świadczenia rzeczowe otrzymywane przez emerytów i rencistów od zakładów pracy. Przewiduje się również stworzenie w drodze rozporządzenia preferencji podatkowych dla inwestorów podejmujących działalność gospodarczą na terenach zagrożonych bezrobociem strukturalnym.</text:span></text:p>
      <text:p text:style-name="P1"><text:span text:style-name="T3">    W celu przyspieszenia procesów prywatyzacyjnych, a także dla stworzenia zachęty do wyzbywania się zbędnego majątku służącego działalności socjalno-bytowej zakładów pracy, obciążającego w znacznym stopniu koszty działalności </text:span><text:soft-page-break/><text:span text:style-name="T3">gospodarczej, proponuje się w latach 1993-1995 zwolnić od podatku dochodowego zarówno tych podatników, którzy wyrażą chęć przejęcia tego majątku, jak i tych, którzy ten majątek przekażą. Z tych samych względów proponuje się zwolnić od podatku dochodowego nieodpłatnie otrzymane środki trwałe zaliczone do infrastruktury technicznej w zakresie sieci energetycznych, wodno-kanalizacyjnych, ciepłowniczych i telekomunikacyjnych.</text:span></text:p>
      <text:p text:style-name="P1"><text:span text:style-name="T3">    Wysoka Izbo! Pozostałe proponowane zmiany mają charakter uściślający. Natomiast zmiana ustawy o urzędzie ministra finansów oraz urzędach i izbach skarbowych przywraca urzędom skarbowym uprawnienia do przeprowadzania kontroli podatkowej w celu ustalenia zobowiązań podatkowych. Uprawnienie to zostało ograniczone ustawą z dnia 28 września 1991 r. o kontroli skarbowej. Doświadczenia wyniesione dotychczas z funkcjonowania ustawy o kontroli skarbowej wykazują, że ograniczenie to zmniejszyło skuteczność kontroli podatkowej, zwłaszcza w zwalczaniu działalności nie rejestrowanej.</text:span></text:p>
      <text:p text:style-name="P1"><text:span text:style-name="T3">    Panie Prezydencie! Panie Marszałku! Panie i Panowie Posłowie! Proponowane zmiany zasad opodatkowania osób fizycznych i prawnych powinny sprzyjać dalszemu usprawnieniu poboru należności podatkowych i stać się podstawowym przyczynkiem do uzdrowienia finansów publicznych. Są one zarazem podstawą przedłożonego Wysokiej Izbie projektu budżetu.</text:span></text:p>
      <text:p text:style-name="P1"><text:span text:style-name="T3">    Wysoki Sejmie! Każdy projekt budżetu jest wynikiem kompromisu między różnymi racjami i potrzebami. Tak jest także w wypadku projektu budżetu na rok 1993. Ten budżet jest wyrazem bardzo trudnego kompromisu, który zapewne nikogo do końca nie zadowoli. Jestem też przekonany, że ten budżet, mający z konieczności wiele wad, ma także niebagatelne zalety. Po pierwsze, jest to budżet realny, a więc daje wszystkim, których byt zależy od stanu finansów państwa, pewność, że w ich życiu nie nastąpi katastrofa, choć nie będą raczej mogli liczyć na jego poprawę w przyszłym roku. Po drugie, nie jest to zły budżet także z punktu widzenia przedsiębiorców, gdyż zakłada się w nim obniżenie inflacji, a więc także potanienie kredytów. Nie proponujemy też większego niż obecnie obciążenia podatkowego przedsiębiorstw. Przedłożony Wysokiej Izbie projekt budżetu ma więc tę zaletę, że daje szanse na to, aby trudny rok 1993 zapoczątkował nowy etap bezprecedensowej reformy państwa i jego gospodarki; reformy, którą zapoczątkowaliśmy trzy lata temu, a której pozytywnych i, mam nadzieję, nieodwracalnych wyników nie można zanegować. Wierzę, że tak ten projekt oceni Sejm.</text:span></text:p>
      <text:p text:style-name="P1"><text:span text:style-name="T3">    Z tym przekonaniem zwracam się do Wysokiej Izby z prośbą o skierowanie projektu ustawy budżetowej na rok 1993 i towarzyszących mu projektów ustaw do rozpatrzenia we właściwych komisjach sejmowych.</text:span></text:p>
      <text:p text:style-name="P1"><text:span text:style-name="T3">    Panie Prezydencie! Panie Marszałku! Wysoka Izbo! Dzisiaj rano miałem okazję zapoznać się z wnioskiem poselskim dotyczącym skomentowania treści porozumienia pomiędzy rządem a Międzynarodowym Funduszem Walutowym. W dniu 4 grudnia br. Rada Ministrów zaaprobowała tekst dokumentu noszącego nazwę: ˝Memorandum w sprawie polityki ekonomicznej rządu polskiego˝. To memorandum potocznie jest zwane listem intencyjnym. Jest to list uzgodniony z Międzynarodowym Funduszem Walutowym. Memorandum opisuje tzw. program dostosowawczy na okres od momentu zatwierdzenia przez Radę Międzynarodowego Funduszu Walutego do marca 1994 r., a celem tego programu jest dalsza stabilizacja polskiej gospodarki. </text:span></text:p>
      <text:p text:style-name="P1"><text:span text:style-name="T3">    Program dostosowawczy, uzgodniony z funduszem, został przygotowany na podstawie następujących elementów: projekcji makroekonomicznych na 1993 r., nowelizacji budżetu państwa na rok bieżący, założeń polityki pieniężnej na rok 1993, </text:span><text:soft-page-break/><text:span text:style-name="T3">założeń polityki w zakresie świadczeń społecznych, programu prywatyzacji, programu restrukturyzacji przemysłu, prognoz handlu zagranicznego oraz projekcji bilansu płatniczego na rok 1993.</text:span></text:p>
      <text:p text:style-name="P1"><text:span text:style-name="T3">    Program koreluje ze sobą wielkości makroekonomiczne, ze szczególnym uwzględnieniem aspektów równowagi pieniężnej. Za punkt wyjściowy do jego opracowania posłużyły przyjęte przez Sejm założenia polityki społeczno-gospodarczej, które stanowiły podstawę konstrukcji ustawy budżetowej na rok 1993, a także, z oczywistych względów, dane liczbowe znajdujące się w projekcie tej ustawy budżetowej. Cały program dostosowawczy bazuje na liczbach zawartych w projekcie budżetu i nie wprowadza do niego żadnych zmian. Treść memorandum była szeroko omawiana m.in. w ˝Rzeczpospolitej˝ z ubiegłego wtorku. Wobec tego nie będę tego omówienia tu powtarzał.</text:span></text:p>
      <text:p text:style-name="P1"><text:span text:style-name="T3">    List intencyjny stanowi wyraz intencji rządu, intencji głośno deklarowanych, intencji, dla których rząd uzyskał aprobatę Sejmu w postaci akceptacji założeń polityki społeczno-gospodarczej, intencji nie wychodzących poza to, co obecnie zawarte jest w przedłożonej ustawie budżetowej i w pakiecie ustaw okołobudżetowych. Oczywiście odrzucenie przez parlament tych założeń będzie musiało oznaczać potrzebę nowego listu intencyjnego, który może, ale bynajmniej nie musi zostać zaakceptowany przez Międzynarodowy Fundusz Walutowy.</text:span></text:p>
      <text:p text:style-name="P1"><text:span text:style-name="T3">    W przypadku zawarcia porozumienia opartego na liście intencyjnym, w ramach porozumienia z funduszem Polska otrzyma wsparcie finansowe w wysokości 476 Specjalnych Praw Ciągnienia (SDR), tzn. ok. 700 mln dolarów. Kwota ta będzie udostępniana w pięciu ratach, które będą zwalniane w zależności od wywiązywania się z kryteriów wykonawczych zawartych w porozumieniu. Te kryteria są zgodne z liczbami zawartymi w ustawie budżetowej. Znaczenie porozumienia wykracza jednak daleko poza bezpośrednie uzyskanie pomocy finansowej. Porozumienie z funduszem otwiera nam drogę do kredytów Banku Światowego i innych międzynarodowych instytucji finansowych, podnosi wiarygodność Polski na arenie międzynarodowej.</text:span></text:p>
      <text:p text:style-name="P1"><text:span text:style-name="T3">    W przypadku nieuzgodnienia programu z MFW należy liczyć się m.in. z następującymi konsekwencjami:</text:span></text:p>
      <text:p text:style-name="P1"><text:span text:style-name="T3">    - Polska może utracić dostęp do kredytów z międzynarodowych organizacji finansowych. W odniesieniu do Banku Światowego oznaczałoby to przerwanie negocjacji prowadzących do uzgodnienia kolejnych projektów kredytowych na rozwój budownictwa mieszkaniowego, na rozwój rolnictwa, ochronę zdrowia oraz restrukturyzację banków i przedsiębiorstw. </text:span></text:p>
      <text:p text:style-name="P1"><text:span text:style-name="T3">    - Nie będzie możliwa realizacja drugiego etapu redukcji zadłużenia zagranicznego - o kolejne, przewidziane w umowie, 20% - wobec wierzycieli skupionych w tzw. Klubie Paryskim (ok. 7 mld dolarów).</text:span></text:p>
      <text:p text:style-name="P1"><text:span text:style-name="T3">    - Może się okazać niemożliwe zawarcie porozumienia o redukcji zadłużenia wobec banków komercyjnych skupionych w Klubie Londyńskim, który w dotychczasowej praktyce warunkował zawarcie porozumienia redukcyjnego realizowaniem przez kraj dłużniczy programu gospodarczego uzgodnionego z MFW. Ponadto redukcja zadłużenia wobec Klubu Londyńskiego wymaga w praktyce od kraju dłużniczego zaangażowania relatywnie dużych środków na przeprowadzenie operacji redukcji - i środki te są stawiane do dyspozycji takiego kraju m.in. przez międzynarodowe organizacje finansowe.</text:span></text:p>
      <text:p text:style-name="P1"><text:soft-page-break/><text:span text:style-name="T3">    - Może się dalej okazać niemożliwe wykorzystanie przez Polskę funduszu stabilizacyjnego dla rekapitalizacji banków. Warunek ten stawiany jest jednomyślnie przez wszystkich darczyńców Polskiego Funduszu Stabilizacyjnego. </text:span></text:p>
      <text:p text:style-name="P1"><text:span text:style-name="T3">    - Może się okazać niemożliwe praktyczne wykorzystanie zapisu w umowie o stowarzyszeniu z EWG, zapisu mówiącego, że w wypadku szczególnej potrzeby istnieje m.in. możliwość udzielenia - w porozumieniu z międzynarodowymi organizacjami finansowymi - pomocy finansowej Wspólnot Europejskich. </text:span></text:p>
      <text:p text:style-name="P1"><text:span text:style-name="T3">    - Niewątpliwie też może nastąpić pogorszenie wiarygodności kredytowej Polski, co miałoby negatywny wpływ na dostęp kraju do źródeł finansowania zagranicznego. Dotyczy to kredytów rządowych, bankowych i bezpośrednich inwestycji.</text:span></text:p>
      <text:p text:style-name="P1"><text:span text:style-name="T3">    Panie Prezydencie! Panie Marszałku! Wysoka Izbo! Dziękuję za uwagę. (Oklaski)</text:span></text:p>
      <text:p text:style-name="Standard"><text:bookmark-end text:name="_GoB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pl" fo:country="PL" style:letter-kerning="true" style:font-name-asian="Lucida Sans Unicode"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ormal_20__28_Web_29_" style:display-name="Normal (Web)" style:family="paragraph" style:parent-style-name="Standard" style:default-outline-level="">
      <style:paragraph-properties fo:margin-top="0.049cm" fo:margin-bottom="0.049cm" style:contextual-spacing="false" fo:line-height="100%"/>
      <style:text-properties style:font-name="Times New Roman" fo:font-size="12pt" style:font-name-asian="Times New Roman1" style:font-size-asian="12pt" style:language-asian="pl" style:country-asian="PL" style:font-name-complex="Times New Roman1" style:font-size-complex="12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jtek Białożyt</meta:initial-creator>
    <dc:creator>Wojtek Białożyt</dc:creator>
    <meta:editing-cycles>1</meta:editing-cycles>
    <meta:creation-date>2013-01-09T14:55:00</meta:creation-date>
    <dc:date>2013-01-09T14:56:00</dc:date>
    <meta:editing-duration>PT1S</meta:editing-duration>
    <meta:generator>LibreOffice/3.6$Windows_x86 LibreOffice_project/2ef5aff-a6fb0ff-166bdff-cf087ad-0f1389</meta:generator>
    <meta:document-statistic meta:table-count="0" meta:image-count="0" meta:object-count="0" meta:page-count="9" meta:paragraph-count="59" meta:word-count="3858" meta:character-count="29325" meta:non-whitespace-character-count="2528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